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199cm" fo:border="0.05pt solid #000000"/>
    </style:style>
    <style:style style:name="Table1.A2" style:family="table-cell">
      <style:table-cell-properties fo:padding="0.199cm" fo:border-left="0.05pt solid #000000" fo:border-right="none" fo:border-top="none" fo:border-bottom="0.05pt solid #000000"/>
    </style:style>
    <style:style style:name="Table1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" style:family="table">
      <style:table-properties style:width="8.102cm" table:align="margins" style:shadow="none"/>
    </style:style>
    <style:style style:name="Table2.A" style:family="table-column">
      <style:table-column-properties style:column-width="8.102cm" style:rel-column-width="65535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8.102cm" table:align="margins" style:shadow="none"/>
    </style:style>
    <style:style style:name="Table3.A" style:family="table-column">
      <style:table-column-properties style:column-width="8.102cm" style:rel-column-width="65535*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rsid="00045d80" officeooo:paragraph-rsid="00045d80"/>
    </style:style>
    <style:style style:name="P2" style:family="paragraph" style:parent-style-name="Standard">
      <style:text-properties officeooo:rsid="00045d80" officeooo:paragraph-rsid="0012a109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045d80" officeooo:paragraph-rsid="0012a109" style:font-weight-asian="bold" style:font-weight-complex="bold"/>
    </style:style>
    <style:style style:name="P4" style:family="paragraph" style:parent-style-name="Standard">
      <style:text-properties style:font-name="Calibri" officeooo:rsid="00045d80" officeooo:paragraph-rsid="000ececb"/>
    </style:style>
    <style:style style:name="P5" style:family="paragraph" style:parent-style-name="Standard">
      <style:paragraph-properties fo:text-align="center" style:justify-single-word="false"/>
      <style:text-properties officeooo:paragraph-rsid="0012a109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officeooo:rsid="00045d80" officeooo:paragraph-rsid="00045d80"/>
    </style:style>
    <style:style style:name="P8" style:family="paragraph" style:parent-style-name="Table_20_Contents">
      <style:text-properties style:font-name="Calibri" officeooo:rsid="00045d80" officeooo:paragraph-rsid="0007b446"/>
    </style:style>
    <style:style style:name="P9" style:family="paragraph" style:parent-style-name="Table_20_Contents">
      <style:text-properties style:font-name="Calibri" officeooo:rsid="00045d80" officeooo:paragraph-rsid="00062589"/>
    </style:style>
    <style:style style:name="P10" style:family="paragraph" style:parent-style-name="Table_20_Contents">
      <style:text-properties style:font-name="Calibri" officeooo:rsid="00045d80" officeooo:paragraph-rsid="00098138"/>
    </style:style>
    <style:style style:name="P11" style:family="paragraph" style:parent-style-name="Table_20_Contents">
      <style:text-properties style:font-name="Calibri" officeooo:rsid="00045d80" officeooo:paragraph-rsid="000b1295"/>
    </style:style>
    <style:style style:name="P12" style:family="paragraph" style:parent-style-name="Table_20_Contents">
      <style:text-properties style:font-name="Calibri" officeooo:rsid="00045d80" officeooo:paragraph-rsid="000cdd84"/>
    </style:style>
    <style:style style:name="P13" style:family="paragraph" style:parent-style-name="Table_20_Contents">
      <style:text-properties style:font-name="Calibri" officeooo:rsid="00045d80" officeooo:paragraph-rsid="000ececb"/>
    </style:style>
    <style:style style:name="P14" style:family="paragraph" style:parent-style-name="Table_20_Contents">
      <style:text-properties style:font-name="Calibri" officeooo:rsid="00045d80" officeooo:paragraph-rsid="0012a109"/>
    </style:style>
    <style:style style:name="P15" style:family="paragraph" style:parent-style-name="Table_20_Contents">
      <style:text-properties style:font-name="Calibri" officeooo:rsid="00045d80" officeooo:paragraph-rsid="001e3c6e"/>
    </style:style>
    <style:style style:name="P16" style:family="paragraph" style:parent-style-name="Table_20_Contents">
      <style:text-properties style:font-name="Calibri" officeooo:rsid="000e9304" officeooo:paragraph-rsid="000e9304"/>
    </style:style>
    <style:style style:name="P17" style:family="paragraph" style:parent-style-name="Table_20_Contents">
      <style:text-properties style:font-name="Calibri" officeooo:rsid="000e9304" officeooo:paragraph-rsid="000ececb"/>
    </style:style>
    <style:style style:name="P18" style:family="paragraph" style:parent-style-name="Table_20_Contents">
      <style:text-properties style:font-name="Calibri" officeooo:rsid="000e9304" officeooo:paragraph-rsid="000ee15a"/>
    </style:style>
    <style:style style:name="P19" style:family="paragraph" style:parent-style-name="Table_20_Contents">
      <style:text-properties style:font-name="Calibri" officeooo:rsid="000e9304" officeooo:paragraph-rsid="001052fb"/>
    </style:style>
    <style:style style:name="P20" style:family="paragraph" style:parent-style-name="Table_20_Contents">
      <style:text-properties style:font-name="Calibri" officeooo:rsid="000e9304" officeooo:paragraph-rsid="0012a109"/>
    </style:style>
    <style:style style:name="P21" style:family="paragraph" style:parent-style-name="Table_20_Contents">
      <style:text-properties style:font-name="Calibri" officeooo:rsid="000e9304" officeooo:paragraph-rsid="001caf09"/>
    </style:style>
    <style:style style:name="P22" style:family="paragraph" style:parent-style-name="Table_20_Contents">
      <style:text-properties style:font-name="Calibri" officeooo:rsid="000e9304" officeooo:paragraph-rsid="001e0fb7"/>
    </style:style>
    <style:style style:name="P23" style:family="paragraph" style:parent-style-name="Table_20_Contents">
      <style:text-properties style:font-name="Calibri" officeooo:rsid="000e9304" officeooo:paragraph-rsid="001e3c6e"/>
    </style:style>
    <style:style style:name="P24" style:family="paragraph" style:parent-style-name="Table_20_Contents">
      <style:text-properties style:font-name="Calibri" officeooo:paragraph-rsid="000ececb"/>
    </style:style>
    <style:style style:name="P25" style:family="paragraph" style:parent-style-name="Table_20_Contents">
      <style:text-properties style:font-name="Calibri" officeooo:paragraph-rsid="0012a109"/>
    </style:style>
    <style:style style:name="P26" style:family="paragraph" style:parent-style-name="Table_20_Contents">
      <style:text-properties style:font-name="Calibri" officeooo:paragraph-rsid="001e3c6e"/>
    </style:style>
    <style:style style:name="P27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5d80"/>
    </style:style>
    <style:style style:name="T3" style:family="text">
      <style:text-properties officeooo:rsid="00062589"/>
    </style:style>
    <style:style style:name="T4" style:family="text">
      <style:text-properties officeooo:rsid="00098138"/>
    </style:style>
    <style:style style:name="T5" style:family="text">
      <style:text-properties officeooo:rsid="000b1295"/>
    </style:style>
    <style:style style:name="T6" style:family="text">
      <style:text-properties officeooo:rsid="000cdd84"/>
    </style:style>
    <style:style style:name="T7" style:family="text">
      <style:text-properties officeooo:rsid="000cdd84" style:font-size-asian="11pt"/>
    </style:style>
    <style:style style:name="T8" style:family="text">
      <style:text-properties officeooo:rsid="000e9304"/>
    </style:style>
    <style:style style:name="T9" style:family="text">
      <style:text-properties officeooo:rsid="000ececb"/>
    </style:style>
    <style:style style:name="T10" style:family="text">
      <style:text-properties officeooo:rsid="001bee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ARE TRANSFER FORM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Entity Details</text:p>
          </table:table-cell>
          <table:table-cell table:style-name="Table1.B1" office:value-type="string">
            <text:p text:style-name="P25"><text:span text:style-name="T2"><text:text-input text:description="">{{ company.companyName }}</text:text-input></text:span> <text:span text:style-name="T2">(NZCN </text:span><text:span text:style-name="T2"><text:text-input text:description="">{{ company.companyNumber }}</text:text-input></text:span><text:span text:style-name="T2">)</text:span></text:p>
          </table:table-cell>
        </table:table-row>
        <table:table-row>
          <table:table-cell table:style-name="Table1.A2" office:value-type="string">
            <text:p text:style-name="P14">Description of Shares</text:p>
          </table:table-cell>
          <table:table-cell table:style-name="Table1.B2" office:value-type="string">
            <text:p text:style-name="P14"><text:text-input text:description="">{{ transaction.shareClass }}</text:text-input></text:p>
          </table:table-cell>
        </table:table-row>
        <table:table-row>
          <table:table-cell table:style-name="Table1.A2" office:value-type="string">
            <text:p text:style-name="P14">Number to be Transferred</text:p>
          </table:table-cell>
          <table:table-cell table:style-name="Table1.B2" office:value-type="string">
            <text:p text:style-name="P14"><text:text-input text:description="">{{ transaction.amount }}</text:text-input></text:p>
          </table:table-cell>
        </table:table-row>
        <table:table-row>
          <table:table-cell table:style-name="Table1.A2" office:value-type="string">
            <text:p text:style-name="P14">Transferor Details</text:p>
            <text:p text:style-name="P14"><text:line-break/>(Full Name and Physical Address)</text:p>
          </table:table-cell>
          <table:table-cell table:style-name="Table1.B2" office:value-type="string">
            <text:p text:style-name="P14"><text:text-input text:description="">{% for holder in transaction.transferors %}</text:text-input></text:p>
            <text:p text:style-name="P14"><text:text-input text:description="">{{ holder.name }}</text:text-input><text:span text:style-name="T4"><text:text-input text:description="">{% if holder.companyNumber %}</text:text-input></text:span>(NZCN <text:text-input text:description="">{{ company.companyNumber }}</text:text-input>)<text:span text:style-name="T4"><text:text-input text:description="">{% endif %}</text:text-input></text:span><text:line-break/><text:span text:style-name="T5"><text:text-input text:description="">{{ holder.address }}</text:text-input></text:span></text:p>
            <text:p text:style-name="P14"/>
            <text:p text:style-name="P14"><text:span text:style-name="T5"><text:text-input text:description="">{% endfor %}</text:text-input></text:span></text:p>
          </table:table-cell>
        </table:table-row>
        <table:table-row>
          <table:table-cell table:style-name="Table1.A2" office:value-type="string">
            <text:p text:style-name="P14">Transferee Details</text:p>
            <text:p text:style-name="P14"><text:line-break/>(Full Name and Physical Address)</text:p>
          </table:table-cell>
          <table:table-cell table:style-name="Table1.B2" office:value-type="string">
            <text:p text:style-name="P14"><text:span text:style-name="T3"><text:text-input text:description="">{% for holder in transaction.transferees %}</text:text-input></text:span></text:p>
            <text:p text:style-name="P14"><text:text-input text:description="">{{ holder.name }}</text:text-input><text:span text:style-name="T4"><text:text-input text:description="">{% if holder.companyNumber %}</text:text-input></text:span>(NZCN <text:text-input text:description="">{{ company.companyNumber }}</text:text-input>)<text:span text:style-name="T4"><text:text-input text:description="">{% endif %}</text:text-input></text:span><text:line-break/><text:span text:style-name="T5"><text:text-input text:description="">{{ holder.address }}</text:text-input></text:span></text:p>
            <text:p text:style-name="P14"/>
            <text:p text:style-name="P14"><text:span text:style-name="T5"><text:text-input text:description="">{% endfor %}</text:text-input></text:span></text:p>
          </table:table-cell>
        </table:table-row>
        <table:table-row>
          <table:table-cell table:style-name="Table1.A2" office:value-type="string">
            <text:p text:style-name="P14">Consideration</text:p>
          </table:table-cell>
          <table:table-cell table:style-name="Table1.B2" office:value-type="string">
            <text:p text:style-name="P14"><text:span text:style-name="T7"><text:text-input text:description="">{{ transaction.consideration|format_number|currency }}</text:text-input></text:span></text:p>
          </table:table-cell>
        </table:table-row>
        <table:table-row>
          <table:table-cell table:style-name="Table1.A2" office:value-type="string">
            <text:p text:style-name="P14">Transfer Date</text:p>
          </table:table-cell>
          <table:table-cell table:style-name="Table1.B2" office:value-type="string">
            <text:p text:style-name="P14"><text:span text:style-name="T6"><text:text-input text:description="">{{ transaction.effectiveDateString }}</text:text-input></text:span></text:p>
          </table:table-cell>
        </table:table-row>
        <table:table-row>
          <table:table-cell table:style-name="Table1.A2" office:value-type="string">
            <text:p text:style-name="P14">Signatures</text:p>
          </table:table-cell>
          <table:table-cell table:style-name="Table1.B2" office:value-type="string">
            <text:p text:style-name="P14"><text:span text:style-name="T10"><text:text-input text:description="">{% for holding in transaction.transferors %}</text:text-input></text:span></text:p>
            <text:p text:style-name="P21"><text:span text:style-name="T1">SIGNED </text:span>by <text:span text:style-name="T10"><text:text-input text:description="">{% if holding.behalfOf %}</text:text-input></text:span><text:span text:style-name="T10"><text:text-input text:description="">{{ signatory.behalfOf }}</text:text-input></text:span><text:span text:style-name="T10">on behalf of </text:span><text:span text:style-name="T10"><text:text-input text:description="">{{holding.name}}</text:text-input></text:span><text:span text:style-name="T10"><text:text-input text:description="">{% else %}</text:text-input></text:span><text:span text:style-name="T10"><text:text-input text:description="">{{holding.name}}</text:text-input></text:span><text:span text:style-name="T10">as</text:span><text:span text:style-name="T10"><text:text-input text:description="">{% endif %}</text:text-input></text:span> Transferor:</text:p>
            <text:p text:style-name="P20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5"/>
                </table:table-cell>
              </table:table-row>
            </table:table>
            <text:p text:style-name="P14"/>
            <text:p text:style-name="P22">Signature of <text:span text:style-name="T10"><text:text-input text:description="">{% if holding.behalfOf %}</text:text-input></text:span><text:span text:style-name="T10"><text:text-input text:description="">{{ signatory.behalfOf }}</text:text-input></text:span><text:span text:style-name="T10"><text:text-input text:description="">{% else %}</text:text-input></text:span><text:span text:style-name="T10"><text:text-input text:description="">{{holding.name}}</text:text-input></text:span><text:span text:style-name="T10"><text:text-input text:description="">{% endif %}</text:text-input></text:span> </text:p>
            <text:p text:style-name="P20"/>
            <text:p text:style-name="P20"/>
            <text:p text:style-name="P14"><text:span text:style-name="T5"><text:text-input text:description="">{% endfor %}</text:text-input></text:span></text:p>
            <text:p text:style-name="P14"><text:span text:style-name="T8"><text:text-input text:description="">{% for signatory in transaction.transfereeSignatories %}</text:text-input></text:span></text:p>
            <text:p text:style-name="P23"><text:span text:style-name="T1">SIGNED </text:span>by <text:span text:style-name="T10"><text:text-input text:description="">{% if holding.behalfOf %}</text:text-input></text:span><text:span text:style-name="T10"><text:text-input text:description="">{{ signatory.behalfOf }}</text:text-input></text:span><text:span text:style-name="T10">on behalf of </text:span><text:soft-page-break/><text:span text:style-name="T10"><text:text-input text:description="">{{holding.name}}</text:text-input></text:span><text:span text:style-name="T10"><text:text-input text:description="">{% else %}</text:text-input></text:span><text:span text:style-name="T10"><text:text-input text:description="">{{holding.name}}</text:text-input></text:span><text:span text:style-name="T10">as</text:span><text:span text:style-name="T10"><text:text-input text:description="">{% endif %}</text:text-input></text:span> Transferor:</text:p>
            <text:p text:style-name="P23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6"/>
                </table:table-cell>
              </table:table-row>
            </table:table>
            <text:p text:style-name="P15"/>
            <text:p text:style-name="P23">Signature of <text:span text:style-name="T10"><text:text-input text:description="">{% if holding.behalfOf %}</text:text-input></text:span><text:span text:style-name="T10"><text:text-input text:description="">{{ signatory.behalfOf }}</text:text-input></text:span><text:span text:style-name="T10"><text:text-input text:description="">{% else %}</text:text-input></text:span><text:span text:style-name="T10"><text:text-input text:description="">{{holding.name}}</text:text-input></text:span><text:span text:style-name="T10"><text:text-input text:description="">{% endif %}</text:text-input></text:span> </text:p>
            <text:p text:style-name="P15"><text:span text:style-name="T5"><text:text-input text:description="">{% endfor %}</text:text-input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ood Companies - CataLex®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4:03:31.089624000</meta:creation-date>
    <meta:generator>LibreOffice/5.0.4.2$MacOSX_X86_64 LibreOffice_project/2b9802c1994aa0b7dc6079e128979269cf95bc78</meta:generator>
    <dc:date>2016-07-18T19:37:40.179382000</dc:date>
    <meta:editing-duration>PT2H47M11S</meta:editing-duration>
    <meta:editing-cycles>26</meta:editing-cycles>
    <meta:document-statistic meta:table-count="3" meta:image-count="0" meta:object-count="0" meta:page-count="2" meta:paragraph-count="31" meta:word-count="294" meta:character-count="1474" meta:non-whitespace-character-count="1326"/>
  </office:meta>
</office:document-meta>
</file>